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ecac" officeooo:paragraph-rsid="000ceca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ecac" officeooo:paragraph-rsid="000ceca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cecac" officeooo:paragraph-rsid="000ceca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d5afd" officeooo:paragraph-rsid="000d5af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df721" officeooo:paragraph-rsid="000df72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f1d55" officeooo:paragraph-rsid="000df721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</text:p>
      <text:p text:style-name="P2">CMD:<text:span text:style-name="T1"> Comando para iniciar el centro de comandos</text:span></text:p>
      <text:p text:style-name="P3"/>
      <text:p text:style-name="P3">GIT VERSION: Comando para ver la versión de git</text:p>
      <text:p text:style-name="P3"/>
      <text:p text:style-name="P3">GIT CONFIG –GLOBAL USER.NAME: Comando para configurar el nombre de usuario</text:p>
      <text:p text:style-name="P3"/>
      <text:p text:style-name="P3">GIT CONFIG –GLOBAL USER.EMAIL: Comando para configurar el email</text:p>
      <text:p text:style-name="P3"/>
      <text:p text:style-name="P3">GIT CONFIG –GLOBAL –LIST: Comando para ver la lista de configuraciones </text:p>
      <text:p text:style-name="P3"/>
      <text:p text:style-name="P3">GIT INIT: Comando para arrancar el proyecto</text:p>
      <text:p text:style-name="P3"/>
      <text:p text:style-name="P3">GIT STATUS: Comando para ver donde se trabajó</text:p>
      <text:p text:style-name="P3"/>
      <text:p text:style-name="P4">GIT ADD . : Comando para pasar los archivos trabajados al estados de preparados</text:p>
      <text:p text:style-name="P4"/>
      <text:p text:style-name="P4">GIT COMMIT -M “ARCHIVOS” : Comando para pasar los archivos preparados al repositorio final</text:p>
      <text:p text:style-name="P4"/>
      <text:p text:style-name="P4">GIT STATUS: Comando para donde se trabajo o que archivos fueron preparados(en general para ver el estado de los archivos)</text:p>
      <text:p text:style-name="P4"/>
      <text:p text:style-name="P4">GIT LOG: Comando para ver quien y a que hora modifico el git</text:p>
      <text:p text:style-name="P4"/>
      <text:p text:style-name="P5">GIT PULL: Comando para bajar los datos modificados en github</text:p>
      <text:p text:style-name="P6"/>
      <text:p text:style-name="P6">GIT PUSH: Comando para subir los datos a githu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1:12:29.921000000</meta:creation-date>
    <dc:date>2022-06-13T11:56:37.377000000</dc:date>
    <meta:editing-duration>PT3M37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4" meta:word-count="144" meta:character-count="855" meta:non-whitespace-character-count="724"/>
  </office:meta>
</office:document-meta>
</file>